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39cm" fo:min-width="3.183cm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cc0000" draw:fill="none" draw:textarea-horizontal-align="justify" draw:textarea-vertical-align="middle" draw:auto-grow-height="false" fo:min-height="0.131cm" fo:min-width="6.358cm" fo:wrap-option="no-wrap"/>
    </style:style>
    <style:style style:name="gr5" style:family="graphic" style:parent-style-name="standard">
      <style:graphic-properties svg:stroke-color="#cc0000" draw:fill="none" draw:textarea-horizontal-align="justify" draw:textarea-vertical-align="middle" draw:auto-grow-height="false" fo:min-height="0.131cm" fo:min-width="6.732cm" fo:wrap-option="no-wrap"/>
    </style:style>
    <style:style style:name="gr6" style:family="graphic" style:parent-style-name="standard">
      <style:graphic-properties svg:stroke-color="#cc0000" draw:fill="none" draw:textarea-horizontal-align="justify" draw:textarea-vertical-align="middle" draw:auto-grow-height="false" fo:min-height="0.131cm" fo:min-width="9.914cm" fo:wrap-option="no-wrap"/>
    </style:style>
    <style:style style:name="gr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639cm" fo:min-width="3.183cm"/>
    </style:style>
    <style:style style:name="gr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639cm" fo:min-width="3.183cm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639cm" fo:min-width="3.183cm"/>
    </style:style>
    <style:style style:name="gr10" style:family="graphic" style:parent-style-name="standard">
      <style:graphic-properties svg:stroke-color="#cc0000" draw:fill="none" draw:textarea-horizontal-align="justify" draw:textarea-vertical-align="middle" draw:auto-grow-height="false" fo:min-height="0.131cm" fo:min-width="3.945cm" fo:wrap-option="no-wrap"/>
    </style:style>
    <style:style style:name="gr11" style:family="graphic" style:parent-style-name="standard">
      <style:graphic-properties draw:fill-color="#6666ff" draw:textarea-horizontal-align="justify" draw:textarea-vertical-align="middle" draw:auto-grow-height="false" fo:min-height="0.271cm" fo:min-width="0.021cm"/>
    </style:style>
    <style:style style:name="gr12" style:family="graphic" style:parent-style-name="standard">
      <style:graphic-properties draw:fill-color="#6666ff" draw:textarea-horizontal-align="justify" draw:textarea-vertical-align="middle" draw:auto-grow-height="false" fo:min-height="0.278cm" fo:min-width="0.0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800000" fo:font-size="9pt" style:font-size-asian="9pt" style:font-size-complex="9pt"/>
    </style:style>
    <style:style style:name="P5" style:family="paragraph">
      <style:paragraph-properties fo:text-align="center"/>
      <style:text-properties fo:color="#800000" fo:font-size="9pt" style:font-size-asian="9pt" style:font-size-complex="9pt"/>
    </style:style>
    <style:style style:name="P6" style:family="paragraph">
      <loext:graphic-properties draw:fill="none"/>
      <style:paragraph-properties fo:text-align="center"/>
      <style:text-properties style:font-name="Liberation Sans" fo:font-size="9pt" style:letter-kerning="true" style:font-name-asian="Noto Sans CJK SC Regular" style:font-size-asian="9pt" style:font-name-complex="FreeSans" style:font-size-complex="9pt"/>
    </style:style>
    <style:style style:name="P7" style:family="paragraph">
      <loext:graphic-properties draw:fill-color="#6666ff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8000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3.683cm" svg:height="0.889cm" svg:x="1.308cm" svg:y="8.836cm">
            <text:p text:style-name="P1"><text:span text:style-name="T1">开始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2" draw:id="id2" draw:layer="layout" svg:width="3.683cm" svg:height="0.889cm" svg:x="6.188cm" svg:y="6.605cm">
            <text:p text:style-name="P1"><text:span text:style-name="T1">加载所有地图</text:span><text:span text:style-name="T1">:</text:span></text:p>
            <text:p text:style-name="P1"><text:span text:style-name="T2">levelA,levelB,levelC</text:span></text:p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svg:x1="4.991cm" svg:y1="9.28cm" svg:x2="6.188cm" svg:y2="7.049cm" draw:start-shape="id1" draw:start-glue-point="1" draw:end-shape="id2" svg:d="M4991 9280h598v-2231h599" svg:viewBox="0 0 1198 2232">
            <text:p/>
          </draw:connector>
          <draw:custom-shape draw:style-name="gr1" draw:text-style-name="P2" xml:id="id3" draw:id="id3" draw:layer="layout" svg:width="3.683cm" svg:height="0.889cm" svg:x="10.995cm" svg:y="4.016cm">
            <text:p text:style-name="P1"><text:span text:style-name="T1">获</text:span><text:span text:style-name="T1">取</text:span><text:span text:style-name="T1">当</text:span><text:span text:style-name="T1">前</text:span><text:span text:style-name="T1">机</text:span><text:span text:style-name="T1">器</text:span><text:span text:style-name="T1">海</text:span><text:span text:style-name="T1">拔</text:span><text:span text:style-name="T1">:</text:span></text:p>
            <text:p text:style-name="P1"><text:span text:style-name="T2">lev</text:span><text:span text:style-name="T2">elA</text:span></text:p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svg:x1="9.871cm" svg:y1="7.049cm" svg:x2="10.995cm" svg:y2="4.46cm" draw:start-shape="id2" draw:start-glue-point="1" draw:end-shape="id3" draw:end-glue-point="3" svg:d="M9871 7049h561v-2589h563" svg:viewBox="0 0 1125 2590">
            <text:p/>
          </draw:connector>
          <draw:custom-shape draw:style-name="gr1" draw:text-style-name="P2" xml:id="id4" draw:id="id4" draw:layer="layout" svg:width="3.683cm" svg:height="0.889cm" svg:x="15.867cm" svg:y="3.254cm">
            <text:p text:style-name="P1"><text:span text:style-name="T1">当</text:span><text:span text:style-name="T1">前</text:span><text:span text:style-name="T1">活</text:span><text:span text:style-name="T1">动</text:span><text:span text:style-name="T1">地</text:span><text:span text:style-name="T1">图</text:span><text:span text:style-name="T1">为</text:span><text:span text:style-name="T1">：</text:span></text:p>
            <text:p text:style-name="P1"><text:span text:style-name="T2">空</text:span></text:p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svg:x1="14.678cm" svg:y1="4.46cm" svg:x2="15.867cm" svg:y2="3.698cm" draw:start-shape="id3" draw:start-glue-point="1" draw:end-shape="id4" draw:end-glue-point="3" svg:d="M14678 4460h594v-762h595" svg:viewBox="0 0 1190 763">
            <text:p/>
          </draw:connector>
          <draw:custom-shape draw:style-name="gr1" draw:text-style-name="P2" xml:id="id34" draw:id="id34" draw:layer="layout" svg:width="3.683cm" svg:height="0.889cm" svg:x="20.374cm" svg:y="3.265cm">
            <text:p text:style-name="P1"><text:span text:style-name="T1">遍历所有地图，找到地</text:span><text:span text:style-name="T1">图</text:span></text:p>
            <text:p text:style-name="P1"><text:span text:style-name="T2">levelA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5" draw:id="id5" draw:layer="layout" svg:width="3.683cm" svg:height="0.889cm" svg:x="24.719cm" svg:y="3.259cm">
            <text:p text:style-name="P1"><text:span text:style-name="T1">拷贝到当前活动地图</text:span><text:span text:style-name="T1">:</text:span></text:p>
            <text:p text:style-name="P1"><text:span text:style-name="T2">空</text:span><text:span text:style-name="T2">-&gt;levelA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6" draw:id="id6" draw:layer="layout" svg:width="3.683cm" svg:height="0.889cm" svg:x="29.572cm" svg:y="2.443cm">
            <text:p text:style-name="P1"><text:span text:style-name="T1">有点重</text:span><text:span text:style-name="T1">定位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28.402cm" svg:y1="3.703cm" svg:x2="29.572cm" svg:y2="2.887cm" draw:start-shape="id5" draw:start-glue-point="1" draw:end-shape="id6" draw:end-glue-point="3" svg:d="M28402 3703h584v-816h586" svg:viewBox="0 0 1171 817">
            <text:p/>
          </draw:connector>
          <draw:custom-shape draw:style-name="gr4" draw:text-style-name="P4" draw:layer="layout" svg:width="6.858cm" svg:height="0.381cm" svg:x="32.239cm" svg:y="1.5cm">
            <text:p text:style-name="P1"><text:span text:style-name="T2">充电座启动，且充电座坐</text:span><text:span text:style-name="T2">标位于海拔</text:span><text:span text:style-name="T2">levelA</text:span></text:p>
            <draw:enhanced-geometry svg:viewBox="0 0 21600 21600" draw:mirror-horizontal="false" draw:type="line-callout-2" draw:modifiers="-6871.43898527482 46536.1256544503 -5553.78356387307 31382.1989528796 -790.435923604024 31382.198952879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5" draw:text-style-name="P4" draw:layer="layout" svg:width="7.232cm" svg:height="0.381cm" svg:x="32.23cm" svg:y="3.448cm">
            <text:p text:style-name="P1"><text:span text:style-name="T2">如果重定位失败，删除海拔</text:span><text:span text:style-name="T2">levelA</text:span><text:span text:style-name="T2">的充电座坐标</text:span></text:p>
            <draw:enhanced-geometry svg:viewBox="0 0 21600 21600" draw:mirror-horizontal="false" draw:type="line-callout-2" draw:modifiers="-6593.77851513895 3223.03664921466 -5553.78356387307 31382.1989528796 -749.564496059726 31382.198952879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1" draw:text-style-name="P2" xml:id="id7" draw:id="id7" draw:layer="layout" svg:width="3.683cm" svg:height="0.889cm" svg:x="29.572cm" svg:y="4.13cm">
            <text:p text:style-name="P1"><text:span text:style-name="T1">无点重</text:span><text:span text:style-name="T1">定位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0.414cm" svg:height="0.381cm" svg:x="32.239cm" svg:y="5.221cm">
            <text:p text:style-name="P5"><text:span text:style-name="T2">充电座启动，但是充电座位于海拔</text:span><text:span text:style-name="T2">levelX</text:span><text:span text:style-name="T2">（非</text:span><text:span text:style-name="T2">A</text:span><text:span text:style-name="T2">）或者非充电座启动</text:span></text:p>
            <draw:enhanced-geometry svg:viewBox="0 0 21600 21600" draw:mirror-horizontal="false" draw:mirror-vertical="false" draw:type="line-callout-2" draw:modifiers="-4647.68122899664 -1017.80104712042 -3241.08761329305 32456.5445026178 -518.482957273164 31382.198952879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onnector draw:style-name="gr3" draw:text-style-name="P3" draw:layer="layout" svg:x1="28.402cm" svg:y1="3.703cm" svg:x2="29.572cm" svg:y2="4.574cm" draw:start-shape="id5" draw:start-glue-point="1" draw:end-shape="id7" draw:end-glue-point="3" svg:d="M28402 3703h584v871h586" svg:viewBox="0 0 1171 872">
            <text:p/>
          </draw:connector>
          <draw:custom-shape draw:style-name="gr1" draw:text-style-name="P2" xml:id="id8" draw:id="id8" draw:layer="layout" svg:width="3.683cm" svg:height="0.889cm" svg:x="15.867cm" svg:y="5.254cm">
            <text:p text:style-name="P1"><text:span text:style-name="T1">当前活动地图为：</text:span></text:p>
            <text:p text:style-name="P1"><text:span text:style-name="T2">levelA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9" draw:id="id9" draw:layer="layout" svg:width="3.683cm" svg:height="0.889cm" svg:x="15.867cm" svg:y="7.454cm">
            <text:p text:style-name="P1"><text:span text:style-name="T1">当前活动地图为：</text:span></text:p>
            <text:p text:style-name="P1"><text:span text:style-name="T2">levelX</text:span><text:span text:style-name="T2">（非</text:span><text:span text:style-name="T2">A</text:span><text:span text:style-name="T2">）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14.678cm" svg:y1="4.46cm" svg:x2="15.867cm" svg:y2="5.698cm" draw:start-shape="id3" draw:start-glue-point="1" draw:end-shape="id8" draw:end-glue-point="3" svg:d="M14678 4460h594v1238h595" svg:viewBox="0 0 1190 1239">
            <text:p/>
          </draw:connector>
          <draw:connector draw:style-name="gr3" draw:text-style-name="P3" draw:layer="layout" svg:x1="14.678cm" svg:y1="4.46cm" svg:x2="15.867cm" svg:y2="7.898cm" draw:start-shape="id3" draw:start-glue-point="1" draw:end-shape="id9" draw:end-glue-point="3" svg:d="M14678 4460h594v3438h595" svg:viewBox="0 0 1190 3439">
            <text:p/>
          </draw:connector>
          <draw:custom-shape draw:style-name="gr1" draw:text-style-name="P2" xml:id="id10" draw:id="id10" draw:layer="layout" svg:width="3.683cm" svg:height="0.889cm" svg:x="20.367cm" svg:y="5.254cm">
            <text:p text:style-name="P1"><text:span text:style-name="T1">有</text:span><text:span text:style-name="T1">点</text:span><text:span text:style-name="T1">重</text:span><text:span text:style-name="T1">定</text:span><text:span text:style-name="T1">位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19.55cm" svg:y1="5.698cm" svg:x2="20.367cm" svg:y2="5.698cm" draw:start-shape="id8" draw:start-glue-point="1" draw:end-shape="id10" draw:end-glue-point="3" svg:d="M19550 5698h817" svg:viewBox="0 0 818 1">
            <text:p/>
          </draw:connector>
          <draw:custom-shape draw:style-name="gr7" draw:text-style-name="P6" xml:id="id11" draw:id="id11" draw:layer="layout" svg:width="3.683cm" svg:height="0.889cm" svg:x="20.367cm" svg:y="7.454cm">
            <text:p text:style-name="P1"><text:span text:style-name="T1">遍历所有地图，找到地图</text:span></text:p>
            <text:p text:style-name="P1"><text:span text:style-name="T2">levelA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19.55cm" svg:y1="7.898cm" svg:x2="20.367cm" svg:y2="7.898cm" draw:start-shape="id9" draw:start-glue-point="1" draw:end-shape="id11" draw:end-glue-point="3" svg:d="M19550 7898h817" svg:viewBox="0 0 818 1">
            <text:p/>
          </draw:connector>
          <draw:custom-shape draw:style-name="gr8" draw:text-style-name="P6" xml:id="id12" draw:id="id12" draw:layer="layout" svg:width="3.683cm" svg:height="0.889cm" svg:x="24.767cm" svg:y="7.454cm">
            <text:p text:style-name="P1"><text:span text:style-name="T1">拷贝到当前活动地图</text:span><text:span text:style-name="T1">:</text:span></text:p>
            <text:p text:style-name="P1"><text:span text:style-name="T2">levelB-&gt;levelA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6" xml:id="id13" draw:id="id13" draw:layer="layout" svg:width="3.683cm" svg:height="0.889cm" svg:x="29.567cm" svg:y="7.454cm">
            <text:p text:style-name="P1"><text:span text:style-name="T1">无点重定位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24.05cm" svg:y1="7.898cm" svg:x2="24.767cm" svg:y2="7.898cm" draw:start-shape="id11" draw:start-glue-point="1" draw:end-shape="id12" draw:end-glue-point="3" svg:d="M24050 7898h717" svg:viewBox="0 0 718 1">
            <text:p/>
          </draw:connector>
          <draw:connector draw:style-name="gr3" draw:text-style-name="P3" draw:layer="layout" draw:type="line" svg:x1="28.45cm" svg:y1="7.898cm" svg:x2="29.567cm" svg:y2="7.898cm" draw:start-shape="id12" draw:start-glue-point="1" draw:end-shape="id13" draw:end-glue-point="3" svg:d="M28450 7898h1117" svg:viewBox="0 0 1118 1">
            <text:p/>
          </draw:connector>
          <draw:custom-shape draw:style-name="gr10" draw:text-style-name="P4" draw:layer="layout" svg:width="4.445cm" svg:height="0.381cm" svg:x="32.244cm" svg:y="6.473cm">
            <text:p text:style-name="P1"><text:span text:style-name="T2">更换</text:span><text:span text:style-name="T2">了楼</text:span><text:span text:style-name="T2">层，</text:span><text:span text:style-name="T2">没有</text:span><text:span text:style-name="T2">参考</text:span><text:span text:style-name="T2">点</text:span></text:p>
            <draw:enhanced-geometry svg:viewBox="0 0 21600 21600" draw:mirror-horizontal="false" draw:type="line-callout-2" draw:modifiers="-10843.7246963563 49419.8952879581 -7666.3967611336 30025.1308900524 -1214.57489878543 31382.198952879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1" draw:text-style-name="P2" xml:id="id14" draw:id="id14" draw:layer="layout" svg:width="3.683cm" svg:height="0.889cm" svg:x="10.995cm" svg:y="9.416cm">
            <text:p text:style-name="P1"><text:span text:style-name="T1">获取当前机器海拔</text:span><text:span text:style-name="T1">:</text:span></text:p>
            <text:p text:style-name="P1"><text:span text:style-name="T2">levelD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9.871cm" svg:y1="7.049cm" svg:x2="10.995cm" svg:y2="9.86cm" draw:start-shape="id2" draw:start-glue-point="1" draw:end-shape="id14" draw:end-glue-point="3" svg:d="M9871 7049h561v2811h563" svg:viewBox="0 0 1125 2812">
            <text:p/>
          </draw:connector>
          <draw:custom-shape draw:style-name="gr1" draw:text-style-name="P2" xml:id="id15" draw:id="id15" draw:layer="layout" svg:width="3.683cm" svg:height="0.889cm" svg:x="15.867cm" svg:y="9.428cm">
            <text:p text:style-name="P1"><text:span text:style-name="T1">当前活动地图为：</text:span></text:p>
            <text:p text:style-name="P1"><text:span text:style-name="T2">空或</text:span><text:span text:style-name="T2">levelX</text:span><text:span text:style-name="T2">（非</text:span><text:span text:style-name="T2">D</text:span><text:span text:style-name="T2">）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16" draw:id="id16" draw:layer="layout" svg:width="3.683cm" svg:height="0.889cm" svg:x="20.367cm" svg:y="9.428cm">
            <text:p text:style-name="P1"><text:span text:style-name="T1">遍历</text:span><text:span text:style-name="T1">所有</text:span><text:span text:style-name="T1">地</text:span><text:span text:style-name="T1">图，</text:span><text:span text:style-name="T1">没找</text:span><text:span text:style-name="T1">到地</text:span><text:span text:style-name="T1">图</text:span></text:p>
            <text:p text:style-name="P1"><text:span text:style-name="T1">level</text:span><text:span text:style-name="T1">D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19.55cm" svg:y1="9.872cm" svg:x2="20.367cm" svg:y2="9.872cm" draw:start-shape="id15" draw:start-glue-point="1" draw:end-shape="id16" draw:end-glue-point="3" svg:d="M19550 9872h817" svg:viewBox="0 0 818 1">
            <text:p/>
          </draw:connector>
          <draw:custom-shape draw:style-name="gr1" draw:text-style-name="P2" xml:id="id17" draw:id="id17" draw:layer="layout" svg:width="3.683cm" svg:height="0.889cm" svg:x="24.76cm" svg:y="9.428cm">
            <text:p text:style-name="P1"><text:span text:style-name="T1">进</text:span><text:span text:style-name="T1">入</text:span><text:span text:style-name="T1">sl</text:span><text:span text:style-name="T1">a</text:span><text:span text:style-name="T1">m</text:span><text:span text:style-name="T1">，</text:span><text:span text:style-name="T1">新</text:span><text:span text:style-name="T1">图</text:span></text:p>
            <text:p text:style-name="P1"><text:span text:style-name="T2">le</text:span><text:span text:style-name="T2">ve</text:span><text:span text:style-name="T2">lD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24.05cm" svg:y1="9.872cm" svg:x2="24.76cm" svg:y2="9.872cm" draw:start-shape="id16" draw:start-glue-point="1" draw:end-shape="id17" draw:end-glue-point="3" svg:d="M24050 9872h710" svg:viewBox="0 0 711 1">
            <text:p/>
          </draw:connector>
          <draw:custom-shape draw:style-name="gr1" draw:text-style-name="P2" xml:id="id18" draw:id="id18" draw:layer="layout" svg:width="3.683cm" svg:height="0.889cm" svg:x="6.188cm" svg:y="11.405cm">
            <text:p text:style-name="P1"><text:span text:style-name="T1">加</text:span><text:span text:style-name="T1">载</text:span><text:span text:style-name="T1">所</text:span><text:span text:style-name="T1">有</text:span><text:span text:style-name="T1">地</text:span><text:span text:style-name="T1">图</text:span><text:span text:style-name="T1">:</text:span></text:p>
            <text:p text:style-name="P1"><text:span text:style-name="T2">空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4.991cm" svg:y1="9.28cm" svg:x2="6.188cm" svg:y2="11.849cm" draw:start-shape="id1" draw:start-glue-point="1" draw:end-shape="id18" draw:end-glue-point="3" svg:d="M4991 9280h598v2569h599" svg:viewBox="0 0 1198 2570">
            <text:p/>
          </draw:connector>
          <draw:custom-shape draw:style-name="gr1" draw:text-style-name="P2" xml:id="id19" draw:id="id19" draw:layer="layout" svg:width="3.683cm" svg:height="0.889cm" svg:x="10.988cm" svg:y="11.405cm">
            <text:p text:style-name="P1"><text:span text:style-name="T1">获取</text:span><text:span text:style-name="T1">当前</text:span><text:span text:style-name="T1">机器</text:span><text:span text:style-name="T1">海拔</text:span><text:span text:style-name="T1">:</text:span></text:p>
            <text:p text:style-name="P1"><text:span text:style-name="T2">level</text:span><text:span text:style-name="T2">X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9.871cm" svg:y1="11.849cm" svg:x2="10.988cm" svg:y2="11.849cm" draw:start-shape="id18" draw:start-glue-point="1" draw:end-shape="id19" draw:end-glue-point="3" svg:d="M9871 11849h1117" svg:viewBox="0 0 1118 1">
            <text:p/>
          </draw:connector>
          <draw:custom-shape draw:style-name="gr1" draw:text-style-name="P2" xml:id="id20" draw:id="id20" draw:layer="layout" svg:width="3.683cm" svg:height="0.889cm" svg:x="15.888cm" svg:y="11.405cm">
            <text:p text:style-name="P1"><text:span text:style-name="T1">进入</text:span><text:span text:style-name="T1">slam</text:span><text:span text:style-name="T1">，新</text:span><text:span text:style-name="T1">图：</text:span></text:p>
            <text:p text:style-name="P1"><text:span text:style-name="T2">level</text:span><text:span text:style-name="T2">X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14.671cm" svg:y1="11.849cm" svg:x2="15.888cm" svg:y2="11.849cm" draw:start-shape="id19" draw:start-glue-point="1" draw:end-shape="id20" svg:d="M14671 11849h1217" svg:viewBox="0 0 1218 1">
            <text:p/>
          </draw:connector>
          <draw:custom-shape draw:style-name="gr1" draw:text-style-name="P2" xml:id="id21" draw:id="id21" draw:layer="layout" svg:width="3.683cm" svg:height="0.889cm" svg:x="20.388cm" svg:y="11.405cm">
            <text:p text:style-name="P1"><text:span text:style-name="T1">退出</text:span><text:span text:style-name="T1">slam</text:span><text:span text:style-name="T1">，保存新</text:span><text:span text:style-name="T1">图：</text:span></text:p>
            <text:p text:style-name="P1"><text:span text:style-name="T2">levelX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19.571cm" svg:y1="11.849cm" svg:x2="20.388cm" svg:y2="11.849cm" draw:start-shape="id20" draw:start-glue-point="1" draw:end-shape="id21" draw:end-glue-point="3" svg:d="M19571 11849h817" svg:viewBox="0 0 818 1">
            <text:p/>
          </draw:connector>
          <draw:custom-shape draw:style-name="gr1" draw:text-style-name="P2" xml:id="id22" draw:id="id22" draw:layer="layout" svg:width="3.683cm" svg:height="0.889cm" svg:x="29.56cm" svg:y="9.428cm">
            <text:p text:style-name="P1"><text:span text:style-name="T1">退</text:span><text:span text:style-name="T1">出</text:span><text:span text:style-name="T1">sla</text:span><text:span text:style-name="T1">m</text:span><text:span text:style-name="T1">，</text:span><text:span text:style-name="T1">保</text:span><text:span text:style-name="T1">存</text:span><text:span text:style-name="T1">新</text:span><text:span text:style-name="T1">图</text:span><text:span text:style-name="T1">：</text:span></text:p>
            <text:p text:style-name="P1"><text:span text:style-name="T2">leve</text:span><text:span text:style-name="T2">lD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28.443cm" svg:y1="9.872cm" svg:x2="29.56cm" svg:y2="9.872cm" draw:start-shape="id17" draw:start-glue-point="1" draw:end-shape="id22" draw:end-glue-point="3" svg:d="M28443 9872h1117" svg:viewBox="0 0 1118 1">
            <text:p/>
          </draw:connector>
          <draw:connector draw:style-name="gr3" draw:text-style-name="P3" draw:layer="layout" draw:type="line" svg:x1="24.05cm" svg:y1="5.698cm" svg:x2="24.957cm" svg:y2="5.712cm" draw:start-shape="id10" draw:start-glue-point="1" draw:end-shape="id23" draw:end-glue-point="5" svg:d="M24050 5698l907 14" svg:viewBox="0 0 908 15">
            <text:p/>
          </draw:connector>
          <draw:custom-shape draw:style-name="gr11" draw:text-style-name="P7" xml:id="id31" draw:id="id31" draw:layer="layout" svg:width="0.737cm" svg:height="0.737cm" svg:x="34.144cm" svg:y="4.208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12" draw:text-style-name="P7" xml:id="id24" draw:id="id24" draw:layer="layout" svg:width="0.746cm" svg:height="0.746cm" svg:x="18.1cm" svg:y="13.764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ustom-shape draw:style-name="gr1" draw:text-style-name="P2" xml:id="id25" draw:id="id25" draw:layer="layout" svg:width="3.683cm" svg:height="0.889cm" svg:x="20.472cm" svg:y="12.974cm">
            <text:p text:style-name="P1"><text:span text:style-name="T1">重</text:span><text:span text:style-name="T1">定</text:span><text:span text:style-name="T1">位</text:span><text:span text:style-name="T1">成</text:span><text:span text:style-name="T1">功</text:span><text:span text:style-name="T1">，</text:span><text:span text:style-name="T1">老</text:span><text:span text:style-name="T1">图</text:span><text:span text:style-name="T1">：</text:span></text:p>
            <text:p text:style-name="P1"><text:span text:style-name="T2">lev</text:span><text:span text:style-name="T2">elA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18.846cm" svg:y1="14.137cm" svg:x2="20.472cm" svg:y2="13.418cm" draw:start-shape="id24" draw:start-glue-point="7" draw:end-shape="id25" draw:end-glue-point="3" svg:d="M18846 14137h813v-719h813" svg:viewBox="0 0 1627 720">
            <text:p/>
          </draw:connector>
          <draw:custom-shape draw:style-name="gr1" draw:text-style-name="P2" xml:id="id26" draw:id="id26" draw:layer="layout" svg:width="3.683cm" svg:height="0.889cm" svg:x="20.472cm" svg:y="14.474cm">
            <text:p text:style-name="P1"><text:span text:style-name="T1">重定</text:span><text:span text:style-name="T1">位失</text:span><text:span text:style-name="T1">败，</text:span><text:span text:style-name="T1">新</text:span><text:span text:style-name="T1">图：</text:span></text:p>
            <text:p text:style-name="P1"><text:span text:style-name="T2">level</text:span><text:span text:style-name="T2">A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18.846cm" svg:y1="14.137cm" svg:x2="20.472cm" svg:y2="14.918cm" draw:start-shape="id24" draw:start-glue-point="7" draw:end-shape="id26" draw:end-glue-point="3" svg:d="M18846 14137h813v781h813" svg:viewBox="0 0 1627 782">
            <text:p/>
          </draw:connector>
          <draw:custom-shape draw:style-name="gr1" draw:text-style-name="P2" xml:id="id27" draw:id="id27" draw:layer="layout" svg:width="3.683cm" svg:height="0.889cm" svg:x="24.972cm" svg:y="12.974cm">
            <text:p text:style-name="P1"><text:span text:style-name="T1">进</text:span><text:span text:style-name="T1">入</text:span><text:span text:style-name="T1">sla</text:span><text:span text:style-name="T1">m</text:span><text:span text:style-name="T1">，</text:span><text:span text:style-name="T1">老</text:span><text:span text:style-name="T1">图</text:span><text:span text:style-name="T1">：</text:span></text:p>
            <text:p text:style-name="P1"><text:span text:style-name="T2">lev</text:span><text:span text:style-name="T2">elA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28" draw:id="id28" draw:layer="layout" svg:width="3.683cm" svg:height="0.889cm" svg:x="29.572cm" svg:y="12.974cm">
            <text:p text:style-name="P1"><text:span text:style-name="T1">退出</text:span><text:span text:style-name="T1">slam</text:span><text:span text:style-name="T1">，覆盖老图：</text:span></text:p>
            <text:p text:style-name="P1"><text:span text:style-name="T2">levelA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24.155cm" svg:y1="13.418cm" svg:x2="24.972cm" svg:y2="13.418cm" draw:start-shape="id25" draw:start-glue-point="1" draw:end-shape="id27" draw:end-glue-point="3" svg:d="M24155 13418h817" svg:viewBox="0 0 818 1">
            <text:p/>
          </draw:connector>
          <draw:connector draw:style-name="gr3" draw:text-style-name="P3" draw:layer="layout" draw:type="line" svg:x1="28.655cm" svg:y1="13.418cm" svg:x2="29.572cm" svg:y2="13.418cm" draw:start-shape="id27" draw:start-glue-point="1" draw:end-shape="id28" draw:end-glue-point="3" svg:d="M28655 13418h917" svg:viewBox="0 0 918 1">
            <text:p/>
          </draw:connector>
          <draw:custom-shape draw:style-name="gr1" draw:text-style-name="P2" xml:id="id29" draw:id="id29" draw:layer="layout" svg:width="3.683cm" svg:height="0.889cm" svg:x="24.972cm" svg:y="14.474cm">
            <text:p text:style-name="P1"><text:span text:style-name="T1">进</text:span><text:span text:style-name="T1">入</text:span><text:span text:style-name="T1">sla</text:span><text:span text:style-name="T1">m</text:span><text:span text:style-name="T1">，</text:span><text:span text:style-name="T1">新</text:span><text:span text:style-name="T1">图</text:span><text:span text:style-name="T1">：</text:span></text:p>
            <text:p text:style-name="P1"><text:span text:style-name="T2">leve</text:span><text:span text:style-name="T2">lA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30" draw:id="id30" draw:layer="layout" svg:width="3.683cm" svg:height="0.889cm" svg:x="29.572cm" svg:y="14.474cm">
            <text:p text:style-name="P1"><text:span text:style-name="T1">退</text:span><text:span text:style-name="T1">出</text:span><text:span text:style-name="T1">sl</text:span><text:span text:style-name="T1">a</text:span><text:span text:style-name="T1">m</text:span><text:span text:style-name="T1">，</text:span><text:span text:style-name="T1">覆</text:span><text:span text:style-name="T1">盖</text:span><text:span text:style-name="T1">老</text:span><text:span text:style-name="T1">图</text:span><text:span text:style-name="T1">：</text:span></text:p>
            <text:p text:style-name="P1"><text:span text:style-name="T2">le</text:span><text:span text:style-name="T2">ve</text:span><text:span text:style-name="T2">lA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24.155cm" svg:y1="14.918cm" svg:x2="24.972cm" svg:y2="14.918cm" draw:start-shape="id26" draw:start-glue-point="1" draw:end-shape="id29" draw:end-glue-point="3" svg:d="M24155 14918h817" svg:viewBox="0 0 818 1">
            <text:p/>
          </draw:connector>
          <draw:connector draw:style-name="gr3" draw:text-style-name="P3" draw:layer="layout" draw:type="line" svg:x1="28.655cm" svg:y1="14.918cm" svg:x2="29.572cm" svg:y2="14.918cm" draw:start-shape="id29" draw:start-glue-point="1" draw:end-shape="id30" draw:end-glue-point="3" svg:d="M28655 14918h917" svg:viewBox="0 0 918 1">
            <text:p/>
          </draw:connector>
          <draw:connector draw:style-name="gr3" draw:text-style-name="P3" draw:layer="layout" draw:type="line" svg:x1="33.255cm" svg:y1="4.574cm" svg:x2="34.144cm" svg:y2="4.577cm" draw:start-shape="id7" draw:start-glue-point="1" draw:end-shape="id31" draw:end-glue-point="5" svg:d="M33255 4574l889 3" svg:viewBox="0 0 890 4">
            <text:p/>
          </draw:connector>
          <draw:custom-shape draw:style-name="gr11" draw:text-style-name="P7" xml:id="id32" draw:id="id32" draw:layer="layout" svg:width="0.737cm" svg:height="0.737cm" svg:x="34.144cm" svg:y="2.527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onnector draw:style-name="gr3" draw:text-style-name="P3" draw:layer="layout" draw:type="line" svg:x1="33.255cm" svg:y1="2.887cm" svg:x2="34.144cm" svg:y2="2.896cm" draw:start-shape="id6" draw:start-glue-point="1" draw:end-shape="id32" draw:end-glue-point="5" svg:d="M33255 2887l889 9" svg:viewBox="0 0 890 10">
            <text:p/>
          </draw:connector>
          <draw:custom-shape draw:style-name="gr11" draw:text-style-name="P7" xml:id="id33" draw:id="id33" draw:layer="layout" svg:width="0.737cm" svg:height="0.737cm" svg:x="34.144cm" svg:y="7.55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onnector draw:style-name="gr3" draw:text-style-name="P3" draw:layer="layout" draw:type="line" svg:x1="33.25cm" svg:y1="7.898cm" svg:x2="34.144cm" svg:y2="7.921cm" draw:start-shape="id13" draw:start-glue-point="1" draw:end-shape="id33" draw:end-glue-point="5" svg:d="M33250 7898l894 23" svg:viewBox="0 0 895 24">
            <text:p/>
          </draw:connector>
          <draw:connector draw:style-name="gr3" draw:text-style-name="P3" draw:layer="layout" draw:type="line" svg:x1="24.057cm" svg:y1="3.709cm" svg:x2="24.719cm" svg:y2="3.703cm" draw:start-shape="id34" draw:start-glue-point="1" draw:end-shape="id5" draw:end-glue-point="3" svg:d="M24057 3709l662-6" svg:viewBox="0 0 663 7">
            <text:p/>
          </draw:connector>
          <draw:connector draw:style-name="gr3" draw:text-style-name="P3" draw:layer="layout" draw:type="line" svg:x1="19.55cm" svg:y1="3.698cm" svg:x2="20.374cm" svg:y2="3.709cm" draw:start-shape="id4" draw:start-glue-point="1" draw:end-shape="id34" draw:end-glue-point="3" svg:d="M19550 3698l824 11" svg:viewBox="0 0 825 12">
            <text:p/>
          </draw:connector>
          <draw:custom-shape draw:style-name="gr11" draw:text-style-name="P7" xml:id="id23" draw:id="id23" draw:layer="layout" svg:width="0.737cm" svg:height="0.737cm" svg:x="24.957cm" svg:y="5.343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connector draw:style-name="gr3" draw:text-style-name="P3" draw:layer="layout" draw:type="line" svg:x1="14.678cm" svg:y1="9.86cm" svg:x2="15.867cm" svg:y2="9.872cm" draw:start-shape="id14" draw:start-glue-point="1" draw:end-shape="id15" draw:end-glue-point="3" svg:d="M14678 9860l1189 12" svg:viewBox="0 0 1190 13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866cm" fo:page-height="16.9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1T16:24:54.450745301</meta:creation-date>
    <meta:generator>LibreOffice/5.1.6.2$Linux_X86_64 LibreOffice_project/10m0$Build-2</meta:generator>
    <dc:date>2019-11-01T17:39:27.218711836</dc:date>
    <meta:editing-duration>PT1H13M29S</meta:editing-duration>
    <meta:editing-cycles>105</meta:editing-cycles>
    <meta:document-statistic meta:object-count="71"/>
  </office:meta>
</office:document-meta>
</file>